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" style:family="table">
      <style:table-properties style:width="16.431cm" fo:margin-left="0.106cm" table:align="left"/>
    </style:style>
    <style:style style:name="Tabela7.A" style:family="table-column">
      <style:table-column-properties style:column-width="5.345cm"/>
    </style:style>
    <style:style style:name="Tabela7.B" style:family="table-column">
      <style:table-column-properties style:column-width="3.254cm"/>
    </style:style>
    <style:style style:name="Tabela7.C" style:family="table-column">
      <style:table-column-properties style:column-width="7.832cm"/>
    </style:style>
    <style:style style:name="Tabela7.A1" style:family="table-cell">
      <style:table-cell-properties fo:padding="0.106cm" fo:border="0.5pt solid #000000"/>
    </style:style>
    <style:style style:name="Tabela7.7" style:family="table-row">
      <style:table-row-properties style:min-row-height="1.799cm" style:use-optimal-row-height="false"/>
    </style:style>
    <style:style style:name="Tabela1" style:family="table">
      <style:table-properties style:width="16.986cm" fo:margin-left="0.037cm" fo:margin-right="-0.023cm" table:align="margins"/>
    </style:style>
    <style:style style:name="Tabela1.A" style:family="table-column">
      <style:table-column-properties style:column-width="5.636cm" style:rel-column-width="21742*"/>
    </style:style>
    <style:style style:name="Tabela1.B" style:family="table-column">
      <style:table-column-properties style:column-width="5.662cm" style:rel-column-width="21845*"/>
    </style:style>
    <style:style style:name="Tabela1.C" style:family="table-column">
      <style:table-column-properties style:column-width="5.689cm" style:rel-column-width="219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000000" style:font-name="Trebuchet MS" fo:font-size="16pt" fo:letter-spacing="normal" fo:font-style="normal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margin-top="0cm" fo:margin-bottom="0.388cm" style:contextual-spacing="false" fo:text-align="center" style:justify-single-word="false"/>
    </style:style>
    <style:style style:name="P5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fo:font-size="12pt" fo:font-style="normal" style:text-underline-style="none" fo:font-weight="bold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#fffff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name="Arial" fo:font-weight="bold" fo:background-color="#ffffff" style:font-name-asian="Arial" style:font-weight-asian="bold" style:font-name-complex="Arial"/>
    </style:style>
    <style:style style:name="T5" style:family="text">
      <style:text-properties style:font-name="Arial" fo:background-color="#ffffff" style:font-name-asian="Arial" style:font-name-complex="Arial"/>
    </style:style>
    <style:style style:name="T6" style:family="text">
      <style:text-properties officeooo:rsid="000641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olicitação de Mudança</text:h>
      <text:p text:style-name="P1"><text:span text:style-name="T1">Nome do Sistema: </text:span><text:span text:style-name="T3">Sistema de Venda e Reserva de Ingresso</text:span></text:p>
      <text:p text:style-name="P6"/>
      <text:p text:style-name="P1"><text:span text:style-name="T1">Data: </text:span><text:span text:style-name="T3">22/05/2015</text:span></text:p>
      <text:p text:style-name="P6"/>
      <text:p text:style-name="P1"><text:span text:style-name="T1">Solicitante:</text:span><text:span text:style-name="T2"> </text:span><text:span text:style-name="T3">Rafael Canêdo</text:span></text:p>
      <text:p text:style-name="P6"/>
      <text:p text:style-name="P1"><text:span text:style-name="T1">Descrição detalhada: </text:span><text:span text:style-name="T3">Alteração da seção 5 no processo de Gerência de Requisitos com relação aos critérios para avaliação dos requisitos, utilizados na aprovação do documento de especificação de requisitos e objetivos.</text:span></text:p>
      <text:p text:style-name="P1"/>
      <text:p text:style-name="P1"><text:span text:style-name="T1">Justificativa: </text:span><text:span text:style-name="T3">Para atender o MPS-BR é necessário definir os critérios utilizados na aprovação dos requisitos. Os critérios contidos no processo atualmente estão redundantes e confusos, com isso é necessário fazer uma redução nos critérios e alterar o texto para deixá-los mais claros.&gt;</text:span></text:p>
      <text:p text:style-name="P6"/>
      <text:p text:style-name="P1"><text:span text:style-name="T1">Anexos: </text:span><text:span text:style-name="T3">Os critérios definidos atualmente são os seguintes:</text:span></text:p>
      <text:p text:style-name="P6"/>
      <text:p text:style-name="P3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4"><text:span text:style-name="Fonte_20_parág._20_padrão"><text:span text:style-name="T4">Pergunta</text:span></text:span></text:p>
          </table:table-cell>
          <table:table-cell table:style-name="Tabela7.A1" office:value-type="string">
            <text:p text:style-name="P4"><text:span text:style-name="Fonte_20_parág._20_padrão"><text:span text:style-name="T4">Valores</text:span></text:span></text:p>
          </table:table-cell>
          <table:table-cell table:style-name="Tabela7.A1" office:value-type="string">
            <text:p text:style-name="P4"><text:span text:style-name="Fonte_20_parág._20_padrão"><text:span text:style-name="T4">Justificativa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5">O requisito atende a uma ou mais características?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Sim ou Não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Requisitos devem obrigatoriamente possuir uma característica relacionada a si mesmos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5">O requisito é realista?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Sim ou Não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Requisitos devem retratar necessidades reais do cliente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5">A característica do requisito atende a uma ou mais necessidades?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Sim ou Não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A característica do requisito deve obrigatoriamente possuir uma necessidade relacionada a ela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5">A necessidade do requisito atende a um ou mais problemas?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Sim ou Não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A necessidade do requisito deve obrigatoriamente possuir um problema relacionada a ela</text:span></text:span></text:p>
          </table:table-cell>
        </table:table-row>
        <table:table-row>
          <table:table-cell table:style-name="Tabela7.A1" office:value-type="string">
            <text:p text:style-name="P4"><text:span text:style-name="Fonte_20_parág._20_padrão"><text:span text:style-name="T5">O requisito está claro?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Sim ou Não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A descrição dos requisitos deve ser clara e objetiva</text:span></text:span></text:p>
          </table:table-cell>
        </table:table-row>
        <table:table-row table:style-name="Tabela7.7">
          <table:table-cell table:style-name="Tabela7.A1" office:value-type="string">
            <text:p text:style-name="P4"><text:span text:style-name="Fonte_20_parág._20_padrão"><text:span text:style-name="T5">O requisito em questão entra em conflito com mais algum requisito?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Sim ou Não</text:span></text:span></text:p>
          </table:table-cell>
          <table:table-cell table:style-name="Tabela7.A1" office:value-type="string">
            <text:p text:style-name="P4"><text:span text:style-name="Fonte_20_parág._20_padrão"><text:span text:style-name="T5">Nenhum requisito deve apresentar conflitos</text:span></text:span></text:p>
          </table:table-cell>
        </table:table-row>
      </table:table>
      <text:p text:style-name="P5"/>
      <text:p text:style-name="Text_20_body">Estes documentos não <text:span text:style-name="T6">especificam</text:span> o que são estas características e a partir de uma consultoria com uma especialista em MPS.BR os critérios ficaram da seguinte forma:</text:p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7">Pergunta</text:p>
          </table:table-cell>
          <table:table-cell table:style-name="Tabela1.A1" office:value-type="string">
            <text:p text:style-name="Text_20_body">Valores</text:p>
          </table:table-cell>
          <table:table-cell table:style-name="Tabela1.C1" office:value-type="string">
            <text:p text:style-name="Text_20_body">Justificativa</text:p>
          </table:table-cell>
        </table:table-row>
        <table:table-row>
          <table:table-cell table:style-name="Tabela1.A2" office:value-type="string">
            <text:p text:style-name="P8">O requisito é realista?</text:p>
          </table:table-cell>
          <table:table-cell table:style-name="Tabela1.A2" office:value-type="string">
            <text:p text:style-name="Text_20_body">Sim ou Não</text:p>
          </table:table-cell>
          <table:table-cell table:style-name="Tabela1.C2" office:value-type="string">
            <text:p text:style-name="Text_20_body">Requisitos devem retratar necessidades reais do cliente</text:p>
            <text:p text:style-name="Text_20_body"/>
          </table:table-cell>
        </table:table-row>
        <table:table-row>
          <table:table-cell table:style-name="Tabela1.A2" office:value-type="string">
            <text:p text:style-name="P8">O requisito está claro?</text:p>
          </table:table-cell>
          <table:table-cell table:style-name="Tabela1.A2" office:value-type="string">
            <text:p text:style-name="Text_20_body">Sim ou Não</text:p>
          </table:table-cell>
          <table:table-cell table:style-name="Tabela1.C2" office:value-type="string">
            <text:p text:style-name="Text_20_body">O requisito deve obrigatoriamente possuir uma necessidade relacionada a ela</text:p>
            <text:p text:style-name="Text_20_body"/>
          </table:table-cell>
        </table:table-row>
        <table:table-row>
          <table:table-cell table:style-name="Tabela1.A2" office:value-type="string">
            <text:p text:style-name="P8">O requisito em questão entra em conflito com mais algum requisito?</text:p>
          </table:table-cell>
          <table:table-cell table:style-name="Tabela1.A2" office:value-type="string">
            <text:p text:style-name="Text_20_body">Sim ou Não</text:p>
          </table:table-cell>
          <table:table-cell table:style-name="Tabela1.C2" office:value-type="string">
            <text:p text:style-name="Text_20_body">A descrição dos requisitos deve ser clara e objetiva</text:p>
            <text:p text:style-name="Text_20_body"/>
          </table:table-cell>
        </table:table-row>
        <table:table-row>
          <table:table-cell table:style-name="Tabela1.A2" office:value-type="string">
            <text:p text:style-name="Text_20_body">O requisito atende a uma ou mais necessidades?</text:p>
          </table:table-cell>
          <table:table-cell table:style-name="Tabela1.A2" office:value-type="string">
            <text:p text:style-name="Text_20_body">Sim ou Não</text:p>
          </table:table-cell>
          <table:table-cell table:style-name="Tabela1.C2" office:value-type="string">
            <text:p text:style-name="Text_20_body">Nenhum requisito deve apresentar conflitos</text:p>
            <text:p text:style-name="Text_20_body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Oliveira Vasconcelos</meta:initial-creator>
    <meta:creation-date>2015-05-22T19:47:44.22</meta:creation-date>
    <dc:date>2015-05-24T20:00:57.48</dc:date>
    <meta:editing-duration>PT44M</meta:editing-duration>
    <meta:editing-cycles>4</meta:editing-cycles>
    <meta:generator>LibreOffice/4.0.3.3$Windows_x86 LibreOffice_project/0eaa50a932c8f2199a615e1eb30f7ac74279539</meta:generator>
    <meta:document-statistic meta:table-count="2" meta:image-count="0" meta:object-count="0" meta:page-count="2" meta:paragraph-count="44" meta:word-count="321" meta:character-count="2078" meta:non-whitespace-character-count="1801"/>
  </office:meta>
</office:document-meta>
</file>